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fo:language="en" fo:country="US"/>
    </style:style>
    <style:style style:name="P3" style:family="paragraph" style:parent-style-name="Text_20_body" style:list-style-name="WW8Num24"/>
    <style:style style:name="P4" style:family="paragraph" style:parent-style-name="Text_20_body" style:list-style-name="L1"/>
    <style:style style:name="P5" style:family="paragraph" style:parent-style-name="Text_20_body">
      <style:text-properties fo:language="en" fo:country="US"/>
    </style:style>
    <style:style style:name="T1" style:family="text">
      <style:text-properties fo:font-size="11pt" style:font-size-asian="11pt" style:font-size-complex="11pt"/>
    </style:style>
    <style:style style:name="T2" style:family="text">
      <style:text-properties fo:language="en" fo:country="US"/>
    </style:style>
    <style:style style:name="T3" style:family="text">
      <style:text-properties fo:font-size="10pt" fo:language="en" fo:country="US" style:font-size-asian="10pt"/>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text:s/>Introduction</text:h>
      <text:p text:style-name="P2"/>
      <text:p text:style-name="Text_20_body">This document contains the use cases that are proposed for the washing machine. <text:s/>The current chapter provides an overview. The first section describes the different roles that are perceived.</text:p>
      <text:p text:style-name="Text_20_body"/>
      <text:h text:style-name="Heading_20_2" text:outline-level="2" text:is-list-header="true">Roles in the Digital Washing Machine</text:h>
      <text:p text:style-name="P2"/>
      <text:p text:style-name="Text_20_body">Two views exist on the roles that in the Digital Washing Machine. </text:p>
      <text:p text:style-name="Text_20_body">The basic role view distinguishes four roles</text:p>
      <text:p text:style-name="Text_20_body"/>
      <text:list text:style-name="WW8Num24">
        <text:list-item>
          <text:p text:style-name="P3">Root Administrator. This role has the technical administration of the washing machine. It has potentially all rights. The main tasks of the root administrator are to start and stop the washing machine, maintain the washing machine and configure the user permissions. Technical required skills are high (level 4 digital expertise?). In our organization this would be a senior Digital Investigator. </text:p>
        </text:list-item>
        <text:list-item>
          <text:p text:style-name="P3">Case Administrator. This role is responsible for the correct processing of digital evidence for a specific case. The main tasks are to configure the routing of a case and to feed the digital washing machine with evidence. This role can be taken by any Digital Investigator.</text:p>
        </text:list-item>
        <text:list-item>
          <text:p text:style-name="P3">Investigator. This role does the actual investigaton of the acquired digital evidence. The main tasks are to view evidence sources, to view evidence and to view timelines. This role can be filled in by any tactical investigator with some affinity for digital investigation or <text:s/>any digital investigator.</text:p>
        </text:list-item>
        <text:list-item>
          <text:p text:style-name="P3">Developer. This role does not actually use OCFA but creates new modules or new implementations on other platforms. This role is taken by an <text:span text:style-name="T1">ICT </text:span>specialist, an external vendor or an ICT-consultant.</text:p>
        </text:list-item>
      </text:list>
      <text:p text:style-name="Text_20_body"/>
      <text:p text:style-name="Text_20_body"><text:span text:style-name="T2">A different role view distinguishes five roles. For brevity’s sake the role of investigator and the role of developer are left out to save space. They are identical to the previous ones.</text:span><text:span text:style-name="T3"> </text:span></text:p>
      <text:p text:style-name="P2"/>
      <text:list text:style-name="L1">
        <text:list-item>
          <text:p text:style-name="P4">Root Administrator. This role has similar rights as the Root Administrator of Figure 1. The main difference is that he is not authorized to change user permissions. He can however create or delete users. This role can be filled in by a senior digital</text:p>
        </text:list-item>
        <text:list-item>
          <text:p text:style-name="P4">Case Administrator. This role is also similar to the case administrator in the basic view. However, a digital investigator cannot add more people to one case. This role can be filled in by any digital investigator.</text:p>
        </text:list-item>
        <text:list-item>
          <text:p text:style-name="P4">Functional Application Administrator. This role assigns roles and responsibilities to other members of a case. The decision on who takes which role is made by the team leader of an investigation.</text:p>
        </text:list-item>
      </text:list>
      <text:h text:style-name="Heading_20_2" text:outline-level="2" text:is-list-header="true">Outline of the paper</text:h>
      <text:p text:style-name="Standard"/>
      <text:p text:style-name="P5">The other chapters of this paper specify the requirements. They are divided according to the role. Chapter 2 focuses on the requirements that stem from a developer's point of view. It also enumerates the requirements on the architecture and the extensibility of that architecture. The requirements of the root and case administrator are left out. The idea is that the OCFA version 1 will only be able to wash for one case. Configuration will be done by adapting script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margin-left="-0.7874in" fo:margin-right="0in" fo:text-indent="0in"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7874in" fo:margin-right="0in" fo:text-indent="0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initial-creator>Joep Simons</meta:initial-creator>
    <meta:creation-date>2006-10-30T12:49:57</meta:creation-date>
    <dc:creator>Joep Simons</dc:creator>
    <dc:date>2006-10-30T12:51:27</dc:date>
    <dc:language>en-US</dc:language>
    <meta:editing-cycles>2</meta:editing-cycles>
    <meta:editing-duration>PT1M30S</meta:editing-duration>
    <meta:user-defined meta:name="Info 1"/>
    <meta:user-defined meta:name="Info 2"/>
    <meta:user-defined meta:name="Info 3"/>
    <meta:user-defined meta:name="Info 4"/>
    <meta:document-statistic meta:table-count="0" meta:image-count="0" meta:object-count="0" meta:page-count="2" meta:paragraph-count="15" meta:word-count="467" meta:character-count="2854"/>
  </office:meta>
</office:document-meta>
</file>